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ucida San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Version 2.4 includes an examination of the intrinsic ctensor package within wxMaxima. Each function within this package can generate an array of expressions corresponding to the elements of one of the tensors used for General Relativity. The user needs to specify their choice of metric tensor and the simplest turned out to be the best. It was found to be more convenient to be able to convert these arrays to matrices and this was done in the folder named .../GC_space_time/.</text:p>
      <text:p text:style-name="P1"/>
      <text:p text:style-name="P1">The simple metric tensor generated novel(?) expressions for the Ricci tensor and scalar. This led to the folder named .../General Relativity/ whose files were developed in roughly alphabetical order. The two definitive files are...</text:p>
      <text:p text:style-name="P1"/>
      <text:p text:style-name="P1">.../cosmic_photosphere.wxm and</text:p>
      <text:p text:style-name="P1"/>
      <text:p text:style-name="P1">.../cosmic_contraction.wxm</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19-02-22T06:25:49</meta:creation-date>
    <dc:creator>Stephen Athel Abbott</dc:creator>
    <dc:date>2020-10-26T10:01:48</dc:date>
    <dc:language>en-GB</dc:language>
    <meta:editing-cycles>13</meta:editing-cycles>
    <meta:editing-duration>PT2H19M45S</meta:editing-duration>
    <meta:user-defined meta:name="Info 1"/>
    <meta:user-defined meta:name="Info 2"/>
    <meta:user-defined meta:name="Info 3"/>
    <meta:user-defined meta:name="Info 4"/>
    <meta:document-statistic meta:table-count="0" meta:image-count="0" meta:object-count="0" meta:page-count="1" meta:paragraph-count="4" meta:word-count="121" meta:character-count="764"/>
  </office:meta>
</office:document-meta>
</file>